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3cm" style:rel-column-width="7933*"/>
    </style:style>
    <style:style style:name="Tableau1.B" style:family="table-column">
      <style:table-column-properties style:column-width="4.711cm" style:rel-column-width="16249*"/>
    </style:style>
    <style:style style:name="Tableau1.C" style:family="table-column">
      <style:table-column-properties style:column-width="11.989cm" style:rel-column-width="41353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8pt" officeooo:rsid="000d9e36" officeooo:paragraph-rsid="02adadb8" style:font-size-asian="8pt" style:font-size-complex="8pt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a47d55" officeooo:paragraph-rsid="02a47d5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9" style:family="paragraph" style:parent-style-name="Standard">
      <style:text-properties officeooo:paragraph-rsid="01893ae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1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2" style:family="paragraph" style:parent-style-name="Text_20_body">
      <style:text-properties officeooo:paragraph-rsid="0182aac9"/>
    </style:style>
    <style:style style:name="P13" style:family="paragraph" style:parent-style-name="Text_20_body">
      <style:text-properties officeooo:paragraph-rsid="01a4d5e9"/>
    </style:style>
    <style:style style:name="P14" style:family="paragraph" style:parent-style-name="Text_20_body">
      <style:text-properties officeooo:paragraph-rsid="02539f76"/>
    </style:style>
    <style:style style:name="P15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6pt" officeooo:rsid="029f2b91" style:font-size-asian="16pt" style:font-size-complex="16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a1a675"/>
    </style:style>
    <style:style style:name="T8" style:family="text">
      <style:text-properties officeooo:rsid="02a2f51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0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h text:style-name="P16" text:outline-level="2"><text:span text:style-name="T2">Rendez-vous du </text:span><text:span text:style-name="T2"><text:text-input text:description="py3o://function=&quot;o_format_date(o.date, lang_code=lang)&quot;">[Date]</text:text-input></text:span></text:h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Heure</text:p>
          </table:table-cell>
          <table:table-cell table:style-name="Tableau1.A1" office:value-type="string">
            <text:p text:style-name="P7">Type</text:p>
          </table:table-cell>
          <table:table-cell table:style-name="Tableau1.C1" office:value-type="string">
            <text:p text:style-name="P8">Objet</text:p>
          </table:table-cell>
        </table:table-row>
        <table:table-row>
          <table:table-cell table:style-name="Tableau1.A2" office:value-type="string">
            <text:p text:style-name="P4"><text:a xlink:type="simple" xlink:href="py3o://for=%22l%20in%20o.report_get_appointments()%22" text:style-name="Internet_20_link" text:visited-style-name="Visited_20_Internet_20_Link"><text:span text:style-name="T8">for="l in o.report_get_appointments()"</text:span></text:a>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6"><text:text-input text:description="py3o://function=&quot;l.report_show_timeslot()&quot;">[l.report_show_timeslot()]</text:text-input></text:p>
          </table:table-cell>
          <table:table-cell table:style-name="Tableau1.B3" office:value-type="string">
            <text:p text:style-name="P5"><text:text-input text:description="py3o://function=&quot;l.appointment_type and dict(l.fields_get('appointment_type', 'selection')['appointment_type']['selection'])[l.appointment_type] or 'False'&quot;">[l.appointment_type]</text:text-input></text:p>
          </table:table-cell>
          <table:table-cell table:style-name="Tableau1.C3" office:value-type="string">
            <text:p text:style-name="P4"><text:user-field-get text:name="py3o.l.display_calendar_label">Display Calendar Label</text:user-field-get></text:p>
          </table:table-cell>
        </table:table-row>
        <table:table-row>
          <table:table-cell table:style-name="Tableau1.A2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14"><text:a xlink:type="simple" xlink:href="py3o:///with" text:style-name="Internet_20_link" text:visited-style-name="Visited_20_Internet_20_Link"><text:span text:style-name="T5">/with</text:span></text:a></text:p>
      <text:p text:style-name="P15"/>
      <text:p text:style-name="P12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adadb8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7:42:28.517288429</dc:date>
    <meta:editing-duration>P1DT7H14M57S</meta:editing-duration>
    <meta:editing-cycles>669</meta:editing-cycles>
    <meta:generator>LibreOffice/7.3.7.2$Linux_X86_64 LibreOffice_project/30$Build-2</meta:generator>
    <meta:document-statistic meta:table-count="2" meta:image-count="0" meta:object-count="0" meta:page-count="2" meta:paragraph-count="18" meta:word-count="38" meta:character-count="292" meta:non-whitespace-character-count="279"/>
  </office:meta>
</office:document-meta>
</file>